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14%" fo:text-align="justify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14%" fo:text-align="justify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14%" fo:text-align="justify" style:justify-single-word="fals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" style:family="paragraph" style:parent-style-name="Text_20_body" style:list-style-name="L1">
      <style:paragraph-properties fo:margin-top="0cm" fo:margin-bottom="0cm" fo:line-height="114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style:paragraph-properties fo:margin-top="0cm" fo:margin-bottom="0cm" fo:line-height="114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3">
      <style:paragraph-properties fo:margin-top="0cm" fo:margin-bottom="0cm" fo:line-height="114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4">
      <style:paragraph-properties fo:margin-top="0cm" fo:margin-bottom="0cm" fo:line-height="114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5">
      <style:paragraph-properties fo:margin-top="0cm" fo:margin-bottom="0cm" fo:line-height="114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6">
      <style:paragraph-properties fo:margin-top="0cm" fo:margin-bottom="0cm" fo:line-height="114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7">
      <style:paragraph-properties fo:margin-top="0cm" fo:margin-bottom="0cm" fo:line-height="114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8">
      <style:paragraph-properties fo:margin-top="0cm" fo:margin-bottom="0cm" fo:line-height="114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left="1.27cm" fo:margin-right="0cm" fo:margin-top="0cm" fo:margin-bottom="0cm" fo:line-height="114%" fo:text-align="justify" style:justify-single-word="false" fo:text-indent="-0.635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left="1.27cm" fo:margin-right="0cm" fo:margin-top="0cm" fo:margin-bottom="0cm" fo:line-height="114%" fo:text-align="justify" style:justify-single-word="false" fo:text-indent="-0.635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left="1.27cm" fo:margin-right="0cm" fo:margin-top="0cm" fo:margin-bottom="0cm" fo:line-height="114%" fo:text-align="justify" style:justify-single-word="false" fo:text-indent="-0.635cm" style:auto-text-indent="fals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5" style:family="paragraph" style:parent-style-name="Text_20_body">
      <style:paragraph-properties fo:margin-left="1.27cm" fo:margin-right="0cm" fo:margin-top="0cm" fo:margin-bottom="0cm" fo:line-height="114%" fo:text-align="justify" style:justify-single-word="false" fo:text-indent="-0.635cm" style:auto-text-indent="false" style:writing-mode="lr-tb"/>
    </style:style>
    <style:style style:name="P16" style:family="paragraph" style:parent-style-name="Text_20_body">
      <style:paragraph-properties fo:margin-left="0.635cm" fo:margin-right="0cm" fo:margin-top="0cm" fo:margin-bottom="0cm" fo:line-height="114%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left="0.635cm" fo:margin-right="0cm" fo:margin-top="0cm" fo:margin-bottom="0cm" fo:line-height="114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left="0.635cm" fo:margin-right="0cm" fo:margin-top="0cm" fo:margin-bottom="0cm" fo:line-height="114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2c445451-099c-140f-0719-a8e3693537fc"/>Descripción del problema            2</text:p>
      <text:p text:style-name="P1">librerías usadas                             2</text:p>
      <text:p text:style-name="P1">diseño del programa                     3</text:p>
      <text:p text:style-name="P1">algoritmos implementados           3</text:p>
      <text:p text:style-name="P1">manual de usuario                         7</text:p>
      <text:p text:style-name="P1">análisis de resultados                    7</text:p>
      <text:p text:style-name="P1">conclusión                                        7</text:p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oft-page-break/>Descripción del problema1</text:p>
      <text:p text:style-name="Text_20_body"/>
      <text:p text:style-name="P1">Se solicitó la implementación de un sistema de mensajería que permitiera agregar y eliminar contactos, todas estas funcionalidades tienen que ser desarrolladas en el lenguaje de programación C. El sistema debe implementar el protocolo TCP/IP para el envío de mensajes.</text:p>
      <text:p text:style-name="Text_20_body"/>
      <text:p text:style-name="P2">Librerías usadas</text:p>
      <text:list xml:id="list1123830638" text:style-name="L1">
        <text:list-item>
          <text:p text:style-name="P4">#include &lt;stdio.h&gt;</text:p>
        </text:list-item>
      </text:list>
      <text:p text:style-name="P3">      <text:span text:style-name="T1">se usa para leer y escribir en el estándar input.</text:span></text:p>
      <text:p text:style-name="Text_20_body"/>
      <text:list xml:id="list1842941437" text:style-name="L2">
        <text:list-item>
          <text:p text:style-name="P5">#include &lt;sys/types.h&gt;</text:p>
        </text:list-item>
      </text:list>
      <text:p text:style-name="P3">      <text:span text:style-name="T1">permite utilizar diferentes tipos de datos.</text:span></text:p>
      <text:p text:style-name="Text_20_body"/>
      <text:list xml:id="list422073979" text:style-name="L3">
        <text:list-item>
          <text:p text:style-name="P6">#include &lt;sys/socket.h&gt;:  Permite utilizar funciones como socklen_t, además define la estructura sockaddr y es una estructura integer de 32 bits.</text:p>
        </text:list-item>
      </text:list>
      <text:p text:style-name="Text_20_body"/>
      <text:list xml:id="list200467167" text:style-name="L4">
        <text:list-item>
          <text:p text:style-name="P7">#include &lt;netinet/in.h&gt;: Utilizada para el manejo del protocolo de internet</text:p>
        </text:list-item>
      </text:list>
      <text:list xml:id="list223071591" text:style-name="L5">
        <text:list-item>
          <text:p text:style-name="P8">#include &lt;netdb.h&gt; :Se  utiliza para las operación con la red.</text:p>
        </text:list-item>
      </text:list>
      <text:p text:style-name="Text_20_body"/>
      <text:list xml:id="list2074463470" text:style-name="L6">
        <text:list-item>
          <text:p text:style-name="P9">#include &lt;string.h&gt; : Se utiliza trabajar con arreglos de chars como strcat.</text:p>
        </text:list-item>
      </text:list>
      <text:p text:style-name="Text_20_body"/>
      <text:list xml:id="list1792604695" text:style-name="L7">
        <text:list-item>
          <text:p text:style-name="P10">#include &lt;stdlib.h&gt; : Utilizada en funciones para control de procesos (exit).</text:p>
        </text:list-item>
      </text:list>
      <text:p text:style-name="Text_20_body"/>
      <text:list xml:id="list1952632268" text:style-name="L8">
        <text:list-item>
          <text:p text:style-name="P11">#include &lt;unistd.h&gt; : Funciones para control de procesos.</text:p>
        </text:list-item>
      </text:list>
      <text:p text:style-name="Text_20_body"><text:line-break/><text:line-break/><text:line-break/><text:line-break/><text:line-break/><text:line-break/><text:line-break/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><text:soft-page-break/>Diseño  del  programa:</text:p>
      <text:p text:style-name="P13">En el diseño de nuestro programa tuvimos que tomar las siguientes decisiones.</text:p>
      <text:p text:style-name="Text_20_body"/>
      <text:p text:style-name="P15"><text:span text:style-name="T2">Sistema menu: </text:span><text:span text:style-name="T3">Este  sistema invocada  cada una de las opciones que el programa ofrece  como  lo es</text:span><text:span text:style-name="T4"> </text:span><text:span text:style-name="T2">agregar contacto  </text:span><text:span text:style-name="T3">en la  base  de datos (txt.) que aunque el programa deje de ejecutarse  el  registro siempre se mantenga, </text:span><text:span text:style-name="T2">eliminar contacto </text:span><text:span text:style-name="T3">que permite buscar y eliminar el  contacto deseado, la opción de </text:span><text:span text:style-name="T2">enviar mensaje </text:span><text:span text:style-name="T3">a un contacto preexistente la  cual permite enviar un mensaje  a los contactos ya existentes y la </text:span><text:span text:style-name="T2">función de salir </text:span><text:span text:style-name="T3">para terminar  con el programa desde  el menú.</text:span></text:p>
      <text:p text:style-name="P15"><text:span text:style-name="T2">Sockets: </text:span><text:span text:style-name="T3">En la parte de los sockets decidimos  utilizar estructuras whiles para  alternadas por el if  y else  que nos envían y reciben datos.Otra  de las cosas que   implementamos fueron las  estructuras contra errores  que nos  permiten determinar  que  esta mal en caso de un error.Entre  los  errores  que podemos  identificar son ; si se creó el socket  o no ,en el  cliente un  while  que nos permite esperar que el  servidor se  inicie y si  el dato  no se envio bien.</text:span></text:p>
      <text:p text:style-name="P15"><text:span text:style-name="T2">Fork(); </text:span><text:span text:style-name="T3">: Se  utilizan dos  procesos  fork(); uno para el cliente y otro para el servidor esto para garantizar  que los procesos de recibo y envío de  mensajes se ejecuten correctamente y que junto con las estructuras while  siempre se mantengan en  ejecución siempre y cuando el programa se esté ejecutando.</text:span></text:p>
      <text:p text:style-name="P15"><text:span text:style-name="T2">Mensajes: </text:span><text:span text:style-name="T3">A la hora que enviamos mensajes para  identificar  el emisor del receptor implementamos  colores que los  identifiquen además otra implementación fue la adición de saltos de línea  a la hora de impresión de información para que si los mensajes se escriben muy rápido  y al mismo tiempo no  se coloquen   en el mismo renglón.</text:span></text:p>
      <text:p text:style-name="Text_20_body"><text:line-break/></text:p>
      <text:p text:style-name="P12">Algoritmos Implementados:</text:p>
      <text:p text:style-name="P14">    </text:p>
      <text:p text:style-name="P13">Un   algoritmo  que  recorre  el  documento y acomada el texto en  otro  documento en el formato que ocupamos para leer  y validar los datos.</text:p>
      <text:p text:style-name="P15"><text:span text:style-name="T3">Funciones básicas características de  todo  socket basado en la profunda investigación que hicimos  sobre el tema.</text:span><text:soft-page-break/><draw:frame draw:style-name="fr1" draw:name="graphics1" text:anchor-type="as-char" svg:width="21.167cm" svg:height="11.88cm" draw:z-index="0"><draw:image xlink:href="https://lh6.googleusercontent.com/_ivbipJqVgCtn4qRqlO5cO7FKnV-bu41OqOrAzrsVLcQTmqOJx-XRjyR8zirElj0E-DCf7Hux_sGn6v6i1p4k9_BUoyzcMuuXux_VM2M6zF0MkoBHfWcH-OOvw" xlink:type="simple" xlink:show="embed" xlink:actuate="onLoad"/></draw:frame></text:p>
      <text:p text:style-name="Text_20_body"><text:line-break/><draw:frame draw:style-name="fr1" draw:name="graphics2" text:anchor-type="as-char" svg:width="21.167cm" svg:height="11.88cm" draw:z-index="1"><draw:image xlink:href="https://lh4.googleusercontent.com/czx7Jnbuvw0erUcCVLaAOBPheSw-XdnlJ3hNjG__ciR9HXg7t5vH2zR5-IGqyR9oV4jzkoWk-ZC_9HktDLrqHpUza2-APaLEuRbbtrBbLoWJGHvvmhlrJ47HQw" xlink:type="simple" xlink:show="embed" xlink:actuate="onLoad"/></draw:frame><text:line-break/><text:line-break/><text:soft-page-break/><draw:frame draw:style-name="fr1" draw:name="graphics3" text:anchor-type="as-char" svg:width="21.167cm" svg:height="11.88cm" draw:z-index="2"><draw:image xlink:href="https://lh4.googleusercontent.com/5gRuU79jXH1mEgftHtQoskRSdDe7eEadKTIEDU7jp6j9kyHzLC1iKMQ74vKIfKBhHlXGltpmET2tHebYk2zR8VB6rBFXtXl2FoRFLUact8hBw6bVQoeceXB4Iw" xlink:type="simple" xlink:show="embed" xlink:actuate="onLoad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line-break/></text:p>
      <text:p text:style-name="P12"><text:soft-page-break/>Manual de  Usuario :</text:p>
      <text:p text:style-name="P13">Seleccionar  cualquiera de las siguientes opciones mediante el número  asignado:</text:p>
      <text:p text:style-name="P14">    <text:span text:style-name="T1">1.Agregar Contacto</text:span></text:p>
      <text:p text:style-name="P14">    <text:span text:style-name="T1">2.Enviar mensaje</text:span></text:p>
      <text:p text:style-name="P14">    <text:span text:style-name="T1">3.Borrar Contacto</text:span></text:p>
      <text:p text:style-name="P14">    <text:span text:style-name="T1">4.Salir</text:span></text:p>
      <text:p text:style-name="P17">En caso de la opción uno se  digita  el nombre,puerto e ip  el  programa indica donde lo debe de digitar.</text:p>
      <text:p text:style-name="P17">En el caso de la opción 2  nadamas se  debe  ingresar el nombre de la persona o contacto y el programa comienza a funcionar.</text:p>
      <text:p text:style-name="P17">En el caso 3  al igual que el 2 solo  el nombre del  contacto listo  el programa  se encarga de borrarlo.</text:p>
      <text:p text:style-name="P17">En  el 4 el  programa solamente  dira saliendo..  y después de 2 seg  se termina.</text:p>
      <text:p text:style-name="Text_20_body"/>
      <text:p text:style-name="P18">Análisis de Resultados: </text:p>
      <text:p text:style-name="Text_20_body"/>
      <text:p text:style-name="P17">Se  crearon  dos programas  un cliente y un servidor  que  dentro  de los cuales se crearon dos procesos en cada uno ; uno  de recibo y otro de  envio de datos  la diferencia entre el  socket cliente y el socket servidor esque el ultimo tiene mas  funciones como el bind ,listen y el accept para establecer coneccion y  continuar  trabajando.</text:p>
      <text:p text:style-name="P17">Se creo el  menu  que administra  todas las  operaciones del servicio.</text:p>
      <text:p text:style-name="P17">Se crearon structs que nos permiten controlar  las  funciones del cliente y  manipularlas dentro de los archivos txt.</text:p>
      <text:p text:style-name="P17">No se logró crear el makefile ya que se genera un error sobre ciertos tabuladores.</text:p>
      <text:p text:style-name="Text_20_body"/>
      <text:p text:style-name="P18">Conclusión Personal</text:p>
      <text:p text:style-name="P16">Se  realizaron intensivas  investigaciones en sockets  así  como  la implementación el proceso fork  con los sockets . Otra de las  investigaciones  extensas  fue encontrar  como manipular los txt  para llenar  y extraer información deseada.Por último  concluimos que lenguaje C es un tanto complicado para manejar datos y en la parte de establecer conecciones cuenta con pocas estructuras que faciliten  el envío, la recepción y la validación de los mismos.</text:p>
      <text:p text:style-name="Text_20_body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14:41:47</meta:creation-date>
    <dc:date>2013-09-10T14:43:51</dc:date>
    <meta:editing-duration>P0D</meta:editing-duration>
    <meta:editing-cycles>1</meta:editing-cycles>
    <meta:document-statistic meta:table-count="0" meta:image-count="3" meta:object-count="0" meta:page-count="6" meta:paragraph-count="53" meta:word-count="772" meta:character-count="4998" meta:non-whitespace-character-count="3907"/>
    <meta:generator>LibreOffice/3.5$Linux_X86_64 LibreOffice_project/350m1$Build-2</meta:generator>
  </office:meta>
</office:document-meta>
</file>